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" svg:stroke-color="#808080" svg:stroke-linecap="butt" draw:fill="solid" draw:fill-color="#eeeeee" loext:fill-use-slide-background="false" draw:textarea-horizontal-align="justify" draw:textarea-vertical-align="middle" draw:auto-grow-height="false" fo:min-height="5.5cm" fo:min-width="6cm" loext:glow-color="#808080" loext:glow-transparency="0%" loext:softedge-radius="0cm" loext:decorative="false"/>
    </style:style>
    <style:style style:name="gr2" style:family="graphic" style:parent-style-name="standard">
      <style:graphic-properties draw:stroke="none" draw:stroke-dash="Dash" svg:stroke-color="#eeeeee" svg:stroke-linecap="butt" draw:fill="solid" draw:fill-color="#eeeeee" loext:fill-use-slide-background="false" draw:textarea-horizontal-align="justify" draw:textarea-vertical-align="middle" draw:auto-grow-height="false" fo:min-height="6.25cm" fo:min-width="13cm" loext:decorative="false"/>
    </style:style>
    <style:style style:name="gr3" style:family="graphic" style:parent-style-name="standard">
      <style:graphic-properties draw:stroke="none" draw:stroke-dash="Dash" svg:stroke-color="#808080" svg:stroke-linecap="butt" draw:fill="solid" draw:fill-color="#eeeeee" loext:fill-use-slide-background="false" draw:textarea-horizontal-align="justify" draw:textarea-vertical-align="middle" draw:auto-grow-height="false" fo:min-height="1.75cm" fo:min-width="13cm" loext:glow-color="#808080" loext:glow-transparency="0%" loext:softedge-radius="0cm" loext:decorative="false"/>
    </style:style>
    <style:style style:name="gr4" style:family="graphic" style:parent-style-name="objectwithoutfill">
      <style:graphic-properties draw:fill="none" draw:textarea-vertical-align="middle" loext:decorative="false"/>
    </style:style>
    <style:style style:name="gr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6.25cm" fo:min-width="13cm" loext:decorative="false"/>
    </style:style>
    <style:style style:name="gr6" style:family="graphic" style:parent-style-name="standard">
      <style:graphic-properties draw:stroke="solid" svg:stroke-color="#eeeeee" draw:fill-color="#2a6099" draw:textarea-horizontal-align="justify" draw:textarea-vertical-align="middle" draw:auto-grow-height="false" fo:min-height="0.75cm" fo:min-width="12cm" style:writing-mode="lr-tb" loext:decorative="false"/>
      <style:paragraph-properties style:writing-mode="lr-tb"/>
    </style:style>
    <style:style style:name="gr7" style:family="graphic" style:parent-style-name="standard">
      <style:graphic-properties draw:stroke="solid" svg:stroke-color="#eeeeee" draw:fill-color="#808080" draw:textarea-horizontal-align="justify" draw:textarea-vertical-align="middle" draw:auto-grow-height="false" fo:min-height="1.125cm" fo:min-width="4cm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color="#eeeeee" draw:fill-color="#808080" draw:textarea-horizontal-align="justify" draw:textarea-vertical-align="middle" draw:auto-grow-height="false" fo:min-height="1.5cm" fo:min-width="5cm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color="#eeeeee" draw:fill-color="#808080" draw:textarea-horizontal-align="justify" draw:textarea-vertical-align="middle" draw:auto-grow-height="false" fo:min-height="1.5cm" fo:min-width="2.5cm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svg:stroke-color="#eeeeee" draw:fill-color="#808080" draw:textarea-horizontal-align="justify" draw:textarea-vertical-align="middle" draw:auto-grow-height="false" fo:min-height="0.75cm" fo:min-width="4cm" style:writing-mode="lr-tb" loext:decorative="false"/>
      <style:paragraph-properties style:writing-mode="lr-tb"/>
    </style:style>
    <style:style style:name="gr11" style:family="graphic" style:parent-style-name="standard">
      <style:graphic-properties draw:stroke="solid" svg:stroke-color="#eeeeee" draw:fill-color="#cccccc" draw:textarea-horizontal-align="justify" draw:textarea-vertical-align="middle" draw:auto-grow-height="false" fo:min-height="0.75cm" fo:min-width="4cm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75cm" fo:min-width="6.25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.75cm" fo:min-width="8.25cm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5cm" fo:min-width="3cm" style:writing-mode="lr-tb" loext:decorative="false"/>
      <style:paragraph-properties style:writing-mode="lr-tb"/>
    </style:style>
    <style:style style:name="gr15" style:family="graphic" style:parent-style-name="standard">
      <style:graphic-properties draw:stroke="solid" svg:stroke-color="#eeeeee" draw:fill-color="#00a933" draw:textarea-horizontal-align="justify" draw:textarea-vertical-align="middle" draw:auto-grow-height="false" fo:min-height="0.75cm" fo:min-width="4.5cm" style:writing-mode="lr-tb" loext:decorative="false"/>
      <style:paragraph-properties style:writing-mode="lr-tb"/>
    </style:style>
    <style:style style:name="gr16" style:family="graphic" style:parent-style-name="standard">
      <style:graphic-properties draw:stroke="solid" svg:stroke-color="#eeeeee" draw:fill-color="#808080" draw:textarea-horizontal-align="justify" draw:textarea-vertical-align="middle" draw:auto-grow-height="false" fo:min-height="0.75cm" fo:min-width="4.5cm" style:writing-mode="lr-tb" loext:decorative="false"/>
      <style:paragraph-properties style:writing-mode="lr-tb"/>
    </style:style>
    <style:style style:name="gr17" style:family="graphic" style:parent-style-name="standard">
      <style:graphic-properties draw:stroke="solid" svg:stroke-color="#eeeeee" draw:fill-color="#808080" draw:textarea-horizontal-align="justify" draw:textarea-vertical-align="middle" draw:auto-grow-height="false" fo:min-height="0.75cm" fo:min-width="12cm" style:writing-mode="lr-tb" loext:decorative="false"/>
      <style:paragraph-properties style:writing-mode="lr-tb"/>
    </style:style>
    <style:style style:name="gr18" style:family="graphic" style:parent-style-name="standard">
      <style:graphic-properties draw:stroke="solid" svg:stroke-color="#eeeeee" draw:fill-color="#2a6099" draw:textarea-horizontal-align="justify" draw:textarea-vertical-align="middle" draw:auto-grow-height="false" fo:min-height="0.75cm" fo:min-width="5cm" style:writing-mode="lr-tb" loext:decorative="false"/>
      <style:paragraph-properties style:writing-mode="lr-tb"/>
    </style:style>
    <style:style style:name="gr19" style:family="graphic" style:parent-style-name="standard">
      <style:graphic-properties draw:stroke="solid" svg:stroke-color="#eeeeee" draw:fill-color="#808080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20" style:family="graphic" style:parent-style-name="standard">
      <style:graphic-properties draw:stroke="solid" svg:stroke-color="#eeeeee" draw:fill-color="#158466" draw:textarea-horizontal-align="justify" draw:textarea-vertical-align="middle" draw:auto-grow-height="false" fo:min-height="0.75cm" fo:min-width="5cm" style:writing-mode="lr-tb" loext:decorative="false"/>
      <style:paragraph-properties style:writing-mode="lr-tb"/>
    </style:style>
    <style:style style:name="gr21" style:family="graphic" style:parent-style-name="standard">
      <style:graphic-properties draw:stroke="solid" svg:stroke-color="#eeeeee" draw:fill-color="#00a933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22" style:family="graphic" style:parent-style-name="standard">
      <style:graphic-properties draw:stroke="solid" svg:stroke-color="#eeeeee" draw:fill-color="#bf0041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23" style:family="graphic" style:parent-style-name="standard">
      <style:graphic-properties draw:stroke="solid" svg:stroke-color="#eeeeee" draw:fill-color="#2a6099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draw:fill-color="#ffffff" draw:textarea-horizontal-align="justify" draw:textarea-vertical-align="middle" draw:auto-grow-height="false" fo:min-height="0.5cm" fo:min-width="2.5cm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8.25cm" fo:min-width="13cm" loext:decorative="fals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2a6099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10pt" fo:font-weight="normal"/>
    </style:style>
    <style:style style:name="P6" style:family="paragraph">
      <loext:graphic-properties draw:fill-color="#808080"/>
      <style:paragraph-properties fo:text-align="center" style:writing-mode="lr-tb"/>
      <style:text-properties fo:font-size="10pt" fo:font-weight="normal"/>
    </style:style>
    <style:style style:name="P7" style:family="paragraph">
      <style:paragraph-properties fo:text-align="center"/>
      <style:text-properties fo:font-size="10pt" fo:font-style="italic"/>
    </style:style>
    <style:style style:name="P8" style:family="paragraph">
      <loext:graphic-properties draw:fill-color="#cccccc"/>
      <style:paragraph-properties fo:text-align="center" style:writing-mode="lr-tb"/>
      <style:text-properties fo:font-size="10pt" fo:font-style="italic"/>
    </style:style>
    <style:style style:name="P9" style:family="paragraph">
      <style:paragraph-properties fo:text-align="center"/>
      <style:text-properties fo:font-weight="bold"/>
    </style:style>
    <style:style style:name="P10" style:family="paragraph">
      <loext:graphic-properties draw:fill-color="#000000"/>
      <style:paragraph-properties fo:text-align="center" style:writing-mode="lr-tb"/>
      <style:text-properties fo:font-weight="bold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style:paragraph-properties fo:text-align="center"/>
      <style:text-properties fo:font-size="8pt"/>
    </style:style>
    <style:style style:name="P14" style:family="paragraph">
      <loext:graphic-properties draw:fill-color="#ffffff"/>
      <style:paragraph-properties fo:text-align="center" style:writing-mode="lr-tb"/>
      <style:text-properties fo:font-size="8pt"/>
    </style:style>
    <style:style style:name="P15" style:family="paragraph">
      <loext:graphic-properties draw:fill-color="#00a933"/>
      <style:paragraph-properties fo:text-align="center" style:writing-mode="lr-tb"/>
      <style:text-properties fo:font-weight="bold"/>
    </style:style>
    <style:style style:name="P16" style:family="paragraph">
      <style:paragraph-properties fo:text-align="center"/>
      <style:text-properties fo:font-size="10pt"/>
    </style:style>
    <style:style style:name="P17" style:family="paragraph">
      <loext:graphic-properties draw:fill-color="#808080"/>
      <style:paragraph-properties fo:text-align="center" style:writing-mode="lr-tb"/>
      <style:text-properties fo:font-size="10pt"/>
    </style:style>
    <style:style style:name="P18" style:family="paragraph">
      <loext:graphic-properties draw:fill-color="#2a6099"/>
      <style:paragraph-properties fo:text-align="center" style:writing-mode="lr-tb"/>
      <style:text-properties fo:font-weight="bold"/>
    </style:style>
    <style:style style:name="P19" style:family="paragraph">
      <loext:graphic-properties draw:fill-color="#158466"/>
      <style:paragraph-properties fo:text-align="center" style:writing-mode="lr-tb"/>
      <style:text-properties fo:font-weight="bold"/>
    </style:style>
    <style:style style:name="P20" style:family="paragraph">
      <loext:graphic-properties draw:fill-color="#bf0041"/>
      <style:paragraph-properties fo:text-align="center" style:writing-mode="lr-tb"/>
      <style:text-properties fo:font-size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normal" style:font-weight-asian="bold" style:font-weight-complex="bold"/>
    </style:style>
    <style:style style:name="T3" style:family="text">
      <style:text-properties fo:font-size="10pt" fo:font-weight="normal"/>
    </style:style>
    <style:style style:name="T4" style:family="text">
      <style:text-properties fo:font-size="10pt" fo:font-style="italic"/>
    </style:style>
    <style:style style:name="T5" style:family="text">
      <style:text-properties fo:font-weight="bold"/>
    </style:style>
    <style:style style:name="T6" style:family="text">
      <style:text-properties fo:font-size="8pt"/>
    </style:style>
    <style:style style:name="T7" style:family="text">
      <style:text-properties fo:font-size="10pt"/>
    </style:style>
    <style:style style:name="T8" style:family="text">
      <style:text-properties fo:font-size="10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cm" svg:height="5.5cm" svg:x="13.25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cm" svg:height="6.25cm" svg:x="6.25cm" svg:y="3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3cm" svg:height="1.75cm" svg:x="6.25cm" svg:y="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5.5cm" svg:x="6.25cm" svg:y="10.5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1.75cm" svg:y1="11.75cm" svg:x2="13.75cm" svg:y2="11.75cm" draw:start-shape="id1" draw:start-glue-point="1" draw:end-shape="id2" draw:end-glue-point="3" svg:d="M11750 11750h2000" svg:viewBox="0 0 2001 1">
          <text:p/>
        </draw:connector>
        <draw:connector draw:style-name="gr4" draw:text-style-name="P2" draw:layer="layout" draw:type="line" svg:x1="8cm" svg:y1="8.25cm" svg:x2="8cm" svg:y2="11cm" draw:end-shape="id3" draw:end-glue-point="0" svg:d="M8000 8250v2750" svg:viewBox="0 0 1 2751">
          <text:p/>
        </draw:connector>
        <draw:connector draw:style-name="gr4" draw:text-style-name="P2" draw:layer="layout" draw:type="line" svg:x1="16.25cm" svg:y1="9cm" svg:x2="16.25cm" svg:y2="11cm" draw:start-shape="id4" draw:start-glue-point="2" draw:end-shape="id2" draw:end-glue-point="0" svg:d="M16250 9000v2000" svg:viewBox="0 0 1 2001">
          <text:p/>
        </draw:connector>
        <draw:custom-shape draw:style-name="gr5" draw:text-style-name="P2" draw:layer="layout" svg:width="13cm" svg:height="6.25cm" svg:x="6.25cm" svg:y="3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12cm" svg:height="0.75cm" svg:x="6.75cm" svg:y="6.75cm">
          <text:p text:style-name="P3"><text:span text:style-name="T1">Frontend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125cm" svg:x="6.75cm" svg:y="5.625cm">
          <text:p text:style-name="P5"><text:span text:style-name="T2">Re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xml:id="id4" draw:id="id4" draw:layer="layout" svg:width="5cm" svg:height="1.5cm" svg:x="13.75cm" svg:y="7.5cm">
          <text:p text:style-name="P5"><text:span text:style-name="T2">MQTT.j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4cm" svg:height="1.125cm" svg:x="10.75cm" svg:y="5.625cm">
          <text:p text:style-name="P5"><text:span text:style-name="T2">Three.j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2.5cm" svg:height="1.5cm" svg:x="6.75cm" svg:y="7.5cm">
          <text:p text:style-name="P5"><text:span text:style-name="T2">Axi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4cm" svg:height="1.125cm" svg:x="10.75cm" svg:y="4.5cm">
          <text:p text:style-name="P5"><text:span text:style-name="T2">OCCT.j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4cm" svg:height="0.75cm" svg:x="14.75cm" svg:y="5.25cm">
          <text:p text:style-name="P5"><text:span text:style-name="T3">remark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cm" svg:height="0.75cm" svg:x="14.75cm" svg:y="4.5cm">
          <text:p text:style-name="P5"><text:span text:style-name="T3">rehype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cm" svg:height="0.75cm" svg:x="14.75cm" svg:y="6cm">
          <text:p text:style-name="P5"><text:span text:style-name="T3">unified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125cm" svg:x="6.75cm" svg:y="4.5cm">
          <text:p text:style-name="P5"><text:span text:style-name="T2">Recha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4cm" svg:height="0.75cm" svg:x="6.75cm" svg:y="3.75cm">
          <text:p text:style-name="P7"><text:span text:style-name="T4">User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4cm" svg:height="0.75cm" svg:x="14.75cm" svg:y="3.75cm">
          <text:p text:style-name="P7"><text:span text:style-name="T4">Markdown Syntax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4cm" svg:height="0.75cm" svg:x="10.75cm" svg:y="3.75cm">
          <text:p text:style-name="P7"><text:span text:style-name="T4">3D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6.25cm" svg:height="0.75cm" draw:transform="rotate (1.5707963267949) translate (5.5cm 9.5cm)">
          <text:p text:style-name="P9"><text:span text:style-name="T5">End-User De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8.25cm" svg:height="0.75cm" draw:transform="rotate (1.5707963267949) translate (5.5cm 18.75cm)">
          <text:p text:style-name="P9"><text:span text:style-name="T5">Private / Public Clou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draw:layer="layout" svg:width="3cm" svg:height="0.5cm" svg:x="6.5cm" svg:y="9.75cm">
          <text:p text:style-name="P11"><text:span text:style-name="T6">HTTP Protocol / REST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3cm" svg:height="0.5cm" svg:x="14.75cm" svg:y="9.75cm">
          <text:p text:style-name="P13"><text:span text:style-name="T6">MQTT Protocol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4.5cm" svg:height="0.75cm" svg:x="9.25cm" svg:y="7.5cm">
          <text:p text:style-name="P9"><text:span text:style-name="T5">Com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4.5cm" svg:height="0.75cm" svg:x="9.25cm" svg:y="8.25cm">
          <text:p text:style-name="P5"><text:span text:style-name="T2">NestJ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10.5cm" svg:y1="15.5cm" svg:x2="10.5cm" svg:y2="17.5cm">
          <text:p/>
        </draw:line>
        <draw:line draw:style-name="gr4" draw:text-style-name="P2" draw:layer="layout" svg:x1="15cm" svg:y1="15.5cm" svg:x2="15cm" svg:y2="17.5cm">
          <text:p/>
        </draw:line>
        <draw:custom-shape draw:style-name="gr17" draw:text-style-name="P17" draw:layer="layout" svg:width="12cm" svg:height="0.75cm" svg:x="6.75cm" svg:y="17.5cm">
          <text:p text:style-name="P16"><text:span text:style-name="T7">Relational Database Management Systems (RDBMS)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5cm" svg:height="1.5cm" svg:x="9.25cm" svg:y="14cm">
          <text:p text:style-name="P5"><text:span text:style-name="T2">Type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cm" svg:height="0.75cm" svg:x="6.75cm" svg:y="12.5cm">
          <text:p text:style-name="P9"><text:span text:style-name="T5">Backend</text:span></text:p>
          <draw:enhanced-geometry svg:viewBox="0 0 21600 21600" draw:type="rectangle" draw:enhanced-path="M 0 0 L 21600 0 21600 21600 0 21600 0 0 Z N"/>
        </draw:custom-shape>
        <draw:custom-shape draw:style-name="gr9" draw:text-style-name="P6" xml:id="id1" draw:id="id1" draw:layer="layout" svg:width="2.5cm" svg:height="1.5cm" svg:x="9.25cm" svg:y="11cm">
          <text:p text:style-name="P5"><text:span text:style-name="T2">MQTT.j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cm" svg:height="0.75cm" svg:x="13.75cm" svg:y="12.5cm">
          <text:p text:style-name="P9"><text:span text:style-name="T5">Broker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2" draw:id="id2" draw:layer="layout" svg:width="5cm" svg:height="1.5cm" svg:x="13.75cm" svg:y="11cm">
          <text:p text:style-name="P5"><text:span text:style-name="T2">Ae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2.5cm" svg:height="0.75cm" svg:x="6.75cm" svg:y="11.75cm">
          <text:p text:style-name="P5"><text:span text:style-name="T2">NestJS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xml:id="id3" draw:id="id3" draw:layer="layout" svg:width="2.5cm" svg:height="0.75cm" svg:x="6.75cm" svg:y="11cm">
          <text:p text:style-name="P5"><text:span text:style-name="T2">Express</text:span></text:p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5cm" svg:height="0.75cm" svg:x="6.75cm" svg:y="13.25cm">
          <text:p text:style-name="P9"><text:span text:style-name="T5">Database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5cm" svg:height="0.75cm" svg:x="6.75cm" svg:y="14.75cm">
          <text:p text:style-name="P5"><text:span text:style-name="T2">NestJS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2.5cm" svg:height="0.75cm" svg:x="6.75cm" svg:y="14cm">
          <text:p text:style-name="P9"><text:span text:style-name="T5">Common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5cm" svg:height="1.5cm" svg:x="13.75cm" svg:y="14cm">
          <text:p text:style-name="P5"><text:span text:style-name="T2">Type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9" draw:layer="layout" svg:width="5cm" svg:height="0.75cm" svg:x="13.75cm" svg:y="13.25cm">
          <text:p text:style-name="P9"><text:span text:style-name="T5">Database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2.5cm" svg:height="0.75cm" svg:x="16.25cm" svg:y="14.75cm">
          <text:p text:style-name="P16"><text:span text:style-name="T8">NestJS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2.5cm" svg:height="0.75cm" svg:x="16.25cm" svg:y="14cm">
          <text:p text:style-name="P9"><text:span text:style-name="T5">Common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5cm" svg:height="0.75cm" svg:x="16.25cm" svg:y="14.75cm">
          <text:p text:style-name="P5"><text:span text:style-name="T2">NestJ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2.5cm" svg:height="0.75cm" svg:x="16.25cm" svg:y="14cm">
          <text:p text:style-name="P9"><text:span text:style-name="T5">Com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4" draw:layer="layout" svg:width="2.5cm" svg:height="0.5cm" draw:transform="rotate (1.5707963267949) translate (12.5cm 13cm)">
          <text:p text:style-name="P13"><text:span text:style-name="T6">MQTT Protocol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3cm" svg:height="0.5cm" svg:x="13.5cm" svg:y="16.25cm">
          <text:p text:style-name="P13"><text:span text:style-name="T6">Proprietary Protocol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3cm" svg:height="0.5cm" svg:x="9cm" svg:y="16.25cm">
          <text:p text:style-name="P13"><text:span text:style-name="T6">Proprietary Protocol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13cm" svg:height="8.25cm" svg:x="6.25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000000" draw:marker-start-width="0.28cm" draw:marker-start-center="false" draw:marker-end-width="0.28cm" draw:marker-end-center="false" draw:fill="solid" draw:fill-color="#729fcf" draw:textarea-horizontal-align="justify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svg:stroke-linecap="roun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22T10:46:12.347000000</meta:creation-date>
    <dc:date>2025-05-22T14:19:09.747000000</dc:date>
    <meta:editing-duration>PT12M55S</meta:editing-duration>
    <meta:editing-cycles>7</meta:editing-cycles>
    <meta:generator>LibreOffice/24.8.6.2$Windows_X86_64 LibreOffice_project/6d98ba145e9a8a39fc57bcc76981d1fb1316c60c</meta:generator>
    <meta:document-statistic meta:object-count="50"/>
  </office:meta>
</office:document-meta>
</file>